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26.49mm"/>
    </style:style>
    <style:style style:name="co7" style:family="table-column">
      <style:table-column-properties fo:break-before="auto" style:column-width="24.85mm"/>
    </style:style>
    <style:style style:name="co8" style:family="table-column">
      <style:table-column-properties fo:break-before="auto" style:column-width="22.14mm"/>
    </style:style>
    <style:style style:name="co9" style:family="table-column">
      <style:table-column-properties fo:break-before="auto" style:column-width="44.47mm"/>
    </style:style>
    <style:style style:name="co10" style:family="table-column">
      <style:table-column-properties fo:break-before="auto" style:column-width="25.14mm"/>
    </style:style>
    <style:style style:name="co11" style:family="table-column">
      <style:table-column-properties fo:break-before="auto" style:column-width="48.47mm"/>
    </style:style>
    <style:style style:name="co12" style:family="table-column">
      <style:table-column-properties fo:break-before="auto" style:column-width="53.18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/>
      <style:paragraph-properties fo:text-align="start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8mm" svg:height="90.04mm" svg:x="6.86mm" svg:y="69.07mm">
            <loext:p draw:notify-on-update-of-ranges="Planilha1.A1:Planilha1.A1 Planilha1.A2:Planilha1.A13 Planilha1.K1:Planilha1.K1 Planilha1.K2:Planilha1.K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78mm" svg:height="89.93mm" svg:x="4.75mm" svg:y="170.83mm">
            <loext:p draw:notify-on-update-of-ranges="Planilha1.A1:Planilha1.A1 Planilha1.A2:Planilha1.A13 Planilha1.N1:Planilha1.N1 Planilha1.N2:Planilha1.N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71mm" svg:height="89.93mm" svg:x="197.73mm" svg:y="69.23mm">
            <loext:p draw:notify-on-update-of-ranges="Planilha1.A1:Planilha1.A1 Planilha1.A2:Planilha1.A13 Planilha1.O1:Planilha1.O1 Planilha1.O2:Planilha1.O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71mm" svg:height="89.93mm" svg:x="198.46mm" svg:y="173.84mm">
            <loext:p draw:notify-on-update-of-ranges="Planilha1.A1:Planilha1.A1 Planilha1.A2:Planilha1.A13 Planilha1.P1:Planilha1.P1 Planilha1.P2:Planilha1.P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ifInUcastPkts</text:p>
          </table:table-cell>
          <table:table-cell office:value-type="string" calcext:value-type="string">
            <text:p>ifInNUcastPkts</text:p>
          </table:table-cell>
          <table:table-cell office:value-type="string" calcext:value-type="string">
            <text:p>ifInOctets</text:p>
          </table:table-cell>
          <table:table-cell office:value-type="string" calcext:value-type="string">
            <text:p>ifOutOctets</text:p>
          </table:table-cell>
          <table:table-cell office:value-type="string" calcext:value-type="string">
            <text:p>ifSpeed</text:p>
          </table:table-cell>
          <table:table-cell office:value-type="string" calcext:value-type="string">
            <text:p>ipInReceives</text:p>
          </table:table-cell>
          <table:table-cell office:value-type="string" calcext:value-type="string">
            <text:p>ipOutRequests</text:p>
          </table:table-cell>
          <table:table-cell office:value-type="string" calcext:value-type="string">
            <text:p>snmpOutPkts</text:p>
          </table:table-cell>
          <table:table-cell office:value-type="string" calcext:value-type="string">
            <text:p>snmpInPkts</text:p>
          </table:table-cell>
          <table:table-cell table:style-name="ce2" office:value-type="string" calcext:value-type="string">
            <text:p>Total Pacotes Recebidos</text:p>
          </table:table-cell>
          <table:table-cell office:value-type="string" calcext:value-type="string">
            <text:p>Taxa de bytes</text:p>
          </table:table-cell>
          <table:table-cell office:value-type="string" calcext:value-type="string">
            <text:p>Total de bytes por segundo</text:p>
          </table:table-cell>
          <table:table-cell table:style-name="ce2" office:value-type="string" calcext:value-type="string">
            <text:p>Utilização do Link</text:p>
          </table:table-cell>
          <table:table-cell table:style-name="ce2" office:value-type="string" calcext:value-type="string">
            <text:p>Datagramas IP Recebidos</text:p>
          </table:table-cell>
          <table:table-cell table:style-name="ce2" office:value-type="string" calcext:value-type="string">
            <text:p>Datagramas SNMP Enviado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2809" calcext:value-type="float">
            <text:p>302809</text:p>
          </table:table-cell>
          <table:table-cell office:value-type="float" office:value="29804" calcext:value-type="float">
            <text:p>29804</text:p>
          </table:table-cell>
          <table:table-cell office:value-type="float" office:value="278527813" calcext:value-type="float">
            <text:p>278527813</text:p>
          </table:table-cell>
          <table:table-cell office:value-type="float" office:value="57618829" calcext:value-type="float">
            <text:p>5761882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4183" calcext:value-type="float">
            <text:p>404183</text:p>
          </table:table-cell>
          <table:table-cell office:value-type="float" office:value="303645" calcext:value-type="float">
            <text:p>30364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2809" calcext:value-type="float">
            <text:p>302809</text:p>
          </table:table-cell>
          <table:table-cell office:value-type="float" office:value="29843" calcext:value-type="float">
            <text:p>29843</text:p>
          </table:table-cell>
          <table:table-cell office:value-type="float" office:value="278531101" calcext:value-type="float">
            <text:p>278531101</text:p>
          </table:table-cell>
          <table:table-cell office:value-type="float" office:value="57618829" calcext:value-type="float">
            <text:p>5761882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4190" calcext:value-type="float">
            <text:p>404190</text:p>
          </table:table-cell>
          <table:table-cell office:value-type="float" office:value="303647" calcext:value-type="float">
            <text:p>303647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([.B3]+[.C3])-([.B2]+[.C2])" office:value-type="float" office:value="39" calcext:value-type="float">
            <text:p>39</text:p>
          </table:table-cell>
          <table:table-cell table:formula="of:=([.D3]-[.D2])+([.E3]-[.E2])" office:value-type="float" office:value="3288" calcext:value-type="float">
            <text:p>3288</text:p>
          </table:table-cell>
          <table:table-cell table:formula="of:=[.L3]/([.A3]-[.A2])" office:value-type="float" office:value="109.6" calcext:value-type="float">
            <text:p>109,6</text:p>
          </table:table-cell>
          <table:table-cell table:formula="of:=([.M3]*8)/[.F3]" office:value-type="float" office:value="0.000008768" calcext:value-type="float">
            <text:p>8,768E-06</text:p>
          </table:table-cell>
          <table:table-cell table:formula="of:=[.G3]-[.G2]" office:value-type="float" office:value="7" calcext:value-type="float">
            <text:p>7</text:p>
          </table:table-cell>
          <table:table-cell table:formula="of:=[.I3]-[.I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2809" calcext:value-type="float">
            <text:p>302809</text:p>
          </table:table-cell>
          <table:table-cell office:value-type="float" office:value="29876" calcext:value-type="float">
            <text:p>29876</text:p>
          </table:table-cell>
          <table:table-cell office:value-type="float" office:value="278533363" calcext:value-type="float">
            <text:p>278533363</text:p>
          </table:table-cell>
          <table:table-cell office:value-type="float" office:value="57618829" calcext:value-type="float">
            <text:p>5761882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4197" calcext:value-type="float">
            <text:p>404197</text:p>
          </table:table-cell>
          <table:table-cell office:value-type="float" office:value="303649" calcext:value-type="float">
            <text:p>30364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([.B4]+[.C4])-([.B3]+[.C3])" office:value-type="float" office:value="33" calcext:value-type="float">
            <text:p>33</text:p>
          </table:table-cell>
          <table:table-cell table:formula="of:=([.D4]-[.D3])+([.E4]-[.E3])" office:value-type="float" office:value="2262" calcext:value-type="float">
            <text:p>2262</text:p>
          </table:table-cell>
          <table:table-cell table:formula="of:=[.L4]/([.A4]-[.A3])" office:value-type="float" office:value="75.4" calcext:value-type="float">
            <text:p>75,4</text:p>
          </table:table-cell>
          <table:table-cell table:formula="of:=([.M4]*8)/[.F4]" office:value-type="float" office:value="0.000006032" calcext:value-type="float">
            <text:p>6,032E-06</text:p>
          </table:table-cell>
          <table:table-cell table:formula="of:=[.G4]-[.G3]" office:value-type="float" office:value="7" calcext:value-type="float">
            <text:p>7</text:p>
          </table:table-cell>
          <table:table-cell table:formula="of:=[.I4]-[.I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2809" calcext:value-type="float">
            <text:p>302809</text:p>
          </table:table-cell>
          <table:table-cell office:value-type="float" office:value="29910" calcext:value-type="float">
            <text:p>29910</text:p>
          </table:table-cell>
          <table:table-cell office:value-type="float" office:value="278535689" calcext:value-type="float">
            <text:p>278535689</text:p>
          </table:table-cell>
          <table:table-cell office:value-type="float" office:value="57618829" calcext:value-type="float">
            <text:p>5761882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4203" calcext:value-type="float">
            <text:p>404203</text:p>
          </table:table-cell>
          <table:table-cell office:value-type="float" office:value="303651" calcext:value-type="float">
            <text:p>3036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([.B5]+[.C5])-([.B4]+[.C4])" office:value-type="float" office:value="34" calcext:value-type="float">
            <text:p>34</text:p>
          </table:table-cell>
          <table:table-cell table:formula="of:=([.D5]-[.D4])+([.E5]-[.E4])" office:value-type="float" office:value="2326" calcext:value-type="float">
            <text:p>2326</text:p>
          </table:table-cell>
          <table:table-cell table:formula="of:=[.L5]/([.A5]-[.A4])" office:value-type="float" office:value="77.5333333333333" calcext:value-type="float">
            <text:p>77,5333333333333</text:p>
          </table:table-cell>
          <table:table-cell table:formula="of:=([.M5]*8)/[.F5]" office:value-type="float" office:value="0.00000620266666666667" calcext:value-type="float">
            <text:p>6,20266666666667E-06</text:p>
          </table:table-cell>
          <table:table-cell table:formula="of:=[.G5]-[.G4]" office:value-type="float" office:value="6" calcext:value-type="float">
            <text:p>6</text:p>
          </table:table-cell>
          <table:table-cell table:formula="of:=[.I5]-[.I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2809" calcext:value-type="float">
            <text:p>302809</text:p>
          </table:table-cell>
          <table:table-cell office:value-type="float" office:value="29945" calcext:value-type="float">
            <text:p>29945</text:p>
          </table:table-cell>
          <table:table-cell office:value-type="float" office:value="278538083" calcext:value-type="float">
            <text:p>278538083</text:p>
          </table:table-cell>
          <table:table-cell office:value-type="float" office:value="57618829" calcext:value-type="float">
            <text:p>5761882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4210" calcext:value-type="float">
            <text:p>404210</text:p>
          </table:table-cell>
          <table:table-cell office:value-type="float" office:value="303653" calcext:value-type="float">
            <text:p>30365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formula="of:=([.B6]+[.C6])-([.B5]+[.C5])" office:value-type="float" office:value="35" calcext:value-type="float">
            <text:p>35</text:p>
          </table:table-cell>
          <table:table-cell table:formula="of:=([.D6]-[.D5])+([.E6]-[.E5])" office:value-type="float" office:value="2394" calcext:value-type="float">
            <text:p>2394</text:p>
          </table:table-cell>
          <table:table-cell table:formula="of:=[.L6]/([.A6]-[.A5])" office:value-type="float" office:value="79.8" calcext:value-type="float">
            <text:p>79,8</text:p>
          </table:table-cell>
          <table:table-cell table:formula="of:=([.M6]*8)/[.F6]" office:value-type="float" office:value="0.000006384" calcext:value-type="float">
            <text:p>6,384E-06</text:p>
          </table:table-cell>
          <table:table-cell table:formula="of:=[.G6]-[.G5]" office:value-type="float" office:value="7" calcext:value-type="float">
            <text:p>7</text:p>
          </table:table-cell>
          <table:table-cell table:formula="of:=[.I6]-[.I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2809" calcext:value-type="float">
            <text:p>302809</text:p>
          </table:table-cell>
          <table:table-cell office:value-type="float" office:value="29982" calcext:value-type="float">
            <text:p>29982</text:p>
          </table:table-cell>
          <table:table-cell office:value-type="float" office:value="278541243" calcext:value-type="float">
            <text:p>278541243</text:p>
          </table:table-cell>
          <table:table-cell office:value-type="float" office:value="57618829" calcext:value-type="float">
            <text:p>5761882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4217" calcext:value-type="float">
            <text:p>404217</text:p>
          </table:table-cell>
          <table:table-cell office:value-type="float" office:value="303655" calcext:value-type="float">
            <text:p>30365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formula="of:=([.B7]+[.C7])-([.B6]+[.C6])" office:value-type="float" office:value="37" calcext:value-type="float">
            <text:p>37</text:p>
          </table:table-cell>
          <table:table-cell table:formula="of:=([.D7]-[.D6])+([.E7]-[.E6])" office:value-type="float" office:value="3160" calcext:value-type="float">
            <text:p>3160</text:p>
          </table:table-cell>
          <table:table-cell table:formula="of:=[.L7]/([.A7]-[.A6])" office:value-type="float" office:value="105.333333333333" calcext:value-type="float">
            <text:p>105,333333333333</text:p>
          </table:table-cell>
          <table:table-cell table:formula="of:=([.M7]*8)/[.F7]" office:value-type="float" office:value="0.00000842666666666667" calcext:value-type="float">
            <text:p>8,42666666666667E-06</text:p>
          </table:table-cell>
          <table:table-cell table:formula="of:=[.G7]-[.G6]" office:value-type="float" office:value="7" calcext:value-type="float">
            <text:p>7</text:p>
          </table:table-cell>
          <table:table-cell table:formula="of:=[.I7]-[.I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02810" calcext:value-type="float">
            <text:p>302810</text:p>
          </table:table-cell>
          <table:table-cell office:value-type="float" office:value="30016" calcext:value-type="float">
            <text:p>30016</text:p>
          </table:table-cell>
          <table:table-cell office:value-type="float" office:value="278543697" calcext:value-type="float">
            <text:p>278543697</text:p>
          </table:table-cell>
          <table:table-cell office:value-type="float" office:value="57618829" calcext:value-type="float">
            <text:p>5761882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4222" calcext:value-type="float">
            <text:p>404222</text:p>
          </table:table-cell>
          <table:table-cell office:value-type="float" office:value="303657" calcext:value-type="float">
            <text:p>30365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formula="of:=([.B8]+[.C8])-([.B7]+[.C7])" office:value-type="float" office:value="35" calcext:value-type="float">
            <text:p>35</text:p>
          </table:table-cell>
          <table:table-cell table:formula="of:=([.D8]-[.D7])+([.E8]-[.E7])" office:value-type="float" office:value="2454" calcext:value-type="float">
            <text:p>2454</text:p>
          </table:table-cell>
          <table:table-cell table:formula="of:=[.L8]/([.A8]-[.A7])" office:value-type="float" office:value="81.8" calcext:value-type="float">
            <text:p>81,8</text:p>
          </table:table-cell>
          <table:table-cell table:formula="of:=([.M8]*8)/[.F8]" office:value-type="float" office:value="0.000006544" calcext:value-type="float">
            <text:p>6,544E-06</text:p>
          </table:table-cell>
          <table:table-cell table:formula="of:=[.G8]-[.G7]" office:value-type="float" office:value="5" calcext:value-type="float">
            <text:p>5</text:p>
          </table:table-cell>
          <table:table-cell table:formula="of:=[.I8]-[.I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02821" calcext:value-type="float">
            <text:p>302821</text:p>
          </table:table-cell>
          <table:table-cell office:value-type="float" office:value="30053" calcext:value-type="float">
            <text:p>30053</text:p>
          </table:table-cell>
          <table:table-cell office:value-type="float" office:value="278551124" calcext:value-type="float">
            <text:p>278551124</text:p>
          </table:table-cell>
          <table:table-cell office:value-type="float" office:value="57620736" calcext:value-type="float">
            <text:p>5762073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4240" calcext:value-type="float">
            <text:p>404240</text:p>
          </table:table-cell>
          <table:table-cell office:value-type="float" office:value="303672" calcext:value-type="float">
            <text:p>30367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formula="of:=([.B9]+[.C9])-([.B8]+[.C8])" office:value-type="float" office:value="48" calcext:value-type="float">
            <text:p>48</text:p>
          </table:table-cell>
          <table:table-cell table:formula="of:=([.D9]-[.D8])+([.E9]-[.E8])" office:value-type="float" office:value="9334" calcext:value-type="float">
            <text:p>9334</text:p>
          </table:table-cell>
          <table:table-cell table:formula="of:=[.L9]/([.A9]-[.A8])" office:value-type="float" office:value="311.133333333333" calcext:value-type="float">
            <text:p>311,133333333333</text:p>
          </table:table-cell>
          <table:table-cell table:formula="of:=([.M9]*8)/[.F9]" office:value-type="float" office:value="0.0000248906666666667" calcext:value-type="float">
            <text:p>2,48906666666667E-05</text:p>
          </table:table-cell>
          <table:table-cell table:formula="of:=[.G9]-[.G8]" office:value-type="float" office:value="18" calcext:value-type="float">
            <text:p>18</text:p>
          </table:table-cell>
          <table:table-cell table:formula="of:=[.I9]-[.I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02825" calcext:value-type="float">
            <text:p>302825</text:p>
          </table:table-cell>
          <table:table-cell office:value-type="float" office:value="30085" calcext:value-type="float">
            <text:p>30085</text:p>
          </table:table-cell>
          <table:table-cell office:value-type="float" office:value="278553592" calcext:value-type="float">
            <text:p>278553592</text:p>
          </table:table-cell>
          <table:table-cell office:value-type="float" office:value="57620940" calcext:value-type="float">
            <text:p>5762094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4250" calcext:value-type="float">
            <text:p>404250</text:p>
          </table:table-cell>
          <table:table-cell office:value-type="float" office:value="303677" calcext:value-type="float">
            <text:p>30367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formula="of:=([.B10]+[.C10])-([.B9]+[.C9])" office:value-type="float" office:value="36" calcext:value-type="float">
            <text:p>36</text:p>
          </table:table-cell>
          <table:table-cell table:formula="of:=([.D10]-[.D9])+([.E10]-[.E9])" office:value-type="float" office:value="2672" calcext:value-type="float">
            <text:p>2672</text:p>
          </table:table-cell>
          <table:table-cell table:formula="of:=[.L10]/([.A10]-[.A9])" office:value-type="float" office:value="89.0666666666667" calcext:value-type="float">
            <text:p>89,0666666666667</text:p>
          </table:table-cell>
          <table:table-cell table:formula="of:=([.M10]*8)/[.F10]" office:value-type="float" office:value="0.00000712533333333333" calcext:value-type="float">
            <text:p>7,12533333333333E-06</text:p>
          </table:table-cell>
          <table:table-cell table:formula="of:=[.G10]-[.G9]" office:value-type="float" office:value="10" calcext:value-type="float">
            <text:p>10</text:p>
          </table:table-cell>
          <table:table-cell table:formula="of:=[.I10]-[.I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02830" calcext:value-type="float">
            <text:p>302830</text:p>
          </table:table-cell>
          <table:table-cell office:value-type="float" office:value="30122" calcext:value-type="float">
            <text:p>30122</text:p>
          </table:table-cell>
          <table:table-cell office:value-type="float" office:value="278557101" calcext:value-type="float">
            <text:p>278557101</text:p>
          </table:table-cell>
          <table:table-cell office:value-type="float" office:value="57621284" calcext:value-type="float">
            <text:p>5762128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4260" calcext:value-type="float">
            <text:p>404260</text:p>
          </table:table-cell>
          <table:table-cell office:value-type="float" office:value="303682" calcext:value-type="float">
            <text:p>30368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formula="of:=([.B11]+[.C11])-([.B10]+[.C10])" office:value-type="float" office:value="42" calcext:value-type="float">
            <text:p>42</text:p>
          </table:table-cell>
          <table:table-cell table:formula="of:=([.D11]-[.D10])+([.E11]-[.E10])" office:value-type="float" office:value="3853" calcext:value-type="float">
            <text:p>3853</text:p>
          </table:table-cell>
          <table:table-cell table:formula="of:=[.L11]/([.A11]-[.A10])" office:value-type="float" office:value="128.433333333333" calcext:value-type="float">
            <text:p>128,433333333333</text:p>
          </table:table-cell>
          <table:table-cell table:formula="of:=([.M11]*8)/[.F11]" office:value-type="float" office:value="0.0000102746666666667" calcext:value-type="float">
            <text:p>1,02746666666667E-05</text:p>
          </table:table-cell>
          <table:table-cell table:formula="of:=[.G11]-[.G10]" office:value-type="float" office:value="10" calcext:value-type="float">
            <text:p>10</text:p>
          </table:table-cell>
          <table:table-cell table:formula="of:=[.I11]-[.I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2830" calcext:value-type="float">
            <text:p>302830</text:p>
          </table:table-cell>
          <table:table-cell office:value-type="float" office:value="30156" calcext:value-type="float">
            <text:p>30156</text:p>
          </table:table-cell>
          <table:table-cell office:value-type="float" office:value="278559431" calcext:value-type="float">
            <text:p>278559431</text:p>
          </table:table-cell>
          <table:table-cell office:value-type="float" office:value="57621284" calcext:value-type="float">
            <text:p>5762128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4266" calcext:value-type="float">
            <text:p>404266</text:p>
          </table:table-cell>
          <table:table-cell office:value-type="float" office:value="303684" calcext:value-type="float">
            <text:p>30368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formula="of:=([.B12]+[.C12])-([.B11]+[.C11])" office:value-type="float" office:value="34" calcext:value-type="float">
            <text:p>34</text:p>
          </table:table-cell>
          <table:table-cell table:formula="of:=([.D12]-[.D11])+([.E12]-[.E11])" office:value-type="float" office:value="2330" calcext:value-type="float">
            <text:p>2330</text:p>
          </table:table-cell>
          <table:table-cell table:formula="of:=[.L12]/([.A12]-[.A11])" office:value-type="float" office:value="77.6666666666667" calcext:value-type="float">
            <text:p>77,6666666666667</text:p>
          </table:table-cell>
          <table:table-cell table:formula="of:=([.M12]*8)/[.F12]" office:value-type="float" office:value="0.00000621333333333333" calcext:value-type="float">
            <text:p>6,21333333333333E-06</text:p>
          </table:table-cell>
          <table:table-cell table:formula="of:=[.G12]-[.G11]" office:value-type="float" office:value="6" calcext:value-type="float">
            <text:p>6</text:p>
          </table:table-cell>
          <table:table-cell table:formula="of:=[.I12]-[.I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02830" calcext:value-type="float">
            <text:p>302830</text:p>
          </table:table-cell>
          <table:table-cell office:value-type="float" office:value="30200" calcext:value-type="float">
            <text:p>30200</text:p>
          </table:table-cell>
          <table:table-cell office:value-type="float" office:value="278562743" calcext:value-type="float">
            <text:p>278562743</text:p>
          </table:table-cell>
          <table:table-cell office:value-type="float" office:value="57621348" calcext:value-type="float">
            <text:p>5762134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4278" calcext:value-type="float">
            <text:p>404278</text:p>
          </table:table-cell>
          <table:table-cell office:value-type="float" office:value="303687" calcext:value-type="float">
            <text:p>303687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formula="of:=([.B13]+[.C13])-([.B12]+[.C12])" office:value-type="float" office:value="44" calcext:value-type="float">
            <text:p>44</text:p>
          </table:table-cell>
          <table:table-cell table:formula="of:=([.D13]-[.D12])+([.E13]-[.E12])" office:value-type="float" office:value="3376" calcext:value-type="float">
            <text:p>3376</text:p>
          </table:table-cell>
          <table:table-cell table:formula="of:=[.L13]/([.A13]-[.A12])" office:value-type="float" office:value="112.533333333333" calcext:value-type="float">
            <text:p>112,533333333333</text:p>
          </table:table-cell>
          <table:table-cell table:formula="of:=([.M13]*8)/[.F13]" office:value-type="float" office:value="0.00000900266666666667" calcext:value-type="float">
            <text:p>9,00266666666667E-06</text:p>
          </table:table-cell>
          <table:table-cell table:formula="of:=[.G13]-[.G12]" office:value-type="float" office:value="12" calcext:value-type="float">
            <text:p>12</text:p>
          </table:table-cell>
          <table:table-cell table:formula="of:=[.I13]-[.I12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20:06:09.985101519</meta:creation-date>
    <dc:date>2018-09-10T20:43:50.221417383</dc:date>
    <meta:editing-duration>PT37M37S</meta:editing-duration>
    <meta:editing-cycles>8</meta:editing-cycles>
    <meta:generator>LibreOffice/5.2.7.2$Linux_X86_64 LibreOffice_project/20m0$Build-2</meta:generator>
    <meta:document-statistic meta:table-count="1" meta:cell-count="20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1cm" svg:height="9.005cm" xlink:href=".." xlink:type="simple" chart:class="chart:scatter" chart:style-name="ch1">
        <chart:title svg:x="5.565cm" svg:y="0.316cm" chart:style-name="ch2">
          <text:p>Total pacotes recebidos</text:p>
        </chart:title>
        <chart:legend chart:legend-position="end" svg:x="10.827cm" svg:y="4.203cm" style:legend-expansion="high" chart:style-name="ch3"/>
        <chart:plot-area chart:style-name="ch4" table:cell-range-address="Planilha1.A1:Planilha1.A13 Planilha1.K1:Planilha1.K13" chart:data-source-has-labels="row" svg:x="1.33cm" svg:y="1.275cm" svg:width="9.178cm" svg:height="6.569cm">
          <chartooo:coordinate-region svg:x="1.951cm" svg:y="1.474cm" svg:width="8.277cm" svg:height="5.723cm"/>
          <chart:axis chart:dimension="x" chart:name="primary-x" chart:style-name="ch5">
            <chart:title svg:x="5.161cm" svg:y="8.024cm" chart:style-name="ch6">
              <text:p>Tempo (s)</text:p>
            </chart:title>
          </chart:axis>
          <chart:axis chart:dimension="y" chart:name="primary-y" chart:style-name="ch5">
            <chart:title svg:x="0.451cm" svg:y="5.185cm" chart:style-name="ch7">
              <text:p>pacotes</text:p>
            </chart:title>
            <chart:grid chart:style-name="ch8" chart:class="major"/>
          </chart:axis>
          <chart:series chart:style-name="ch9" chart:values-cell-range-address="Planilha1.K2:Planilha1.K13" chart:label-cell-address="Planilha1.K1:Planilha1.K1" chart:class="chart:scatter">
            <chart:domain table:cell-range-address="Planilha1.A2:Planilha1.A13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otal Pacotes Recebidos</text:p>
                <draw:g>
                  <svg:desc>Planilha1.K1:Planilha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1.A2:Planilha1.A13</svg:desc>
                </draw:g>
              </table:table-cell>
              <table:table-cell office:value-type="float" office:value="0">
                <text:p>0</text:p>
                <draw:g>
                  <svg:desc>Planilha1.K2:Planilha1.K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">
                <text:p>2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">
                <text:p>330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9cm" svg:height="8.994cm" xlink:href=".." xlink:type="simple" chart:class="chart:scatter" chart:style-name="ch1">
        <chart:title svg:x="6.146cm" svg:y="0.315cm" chart:style-name="ch2">
          <text:p>Utilização do Link</text:p>
        </chart:title>
        <chart:legend chart:legend-position="end" svg:x="11.91cm" svg:y="4.198cm" style:legend-expansion="high" chart:style-name="ch3"/>
        <chart:plot-area chart:style-name="ch4" table:cell-range-address="Planilha1.A1:Planilha1.A13 Planilha1.N1:Planilha1.N13" chart:data-source-has-labels="row" svg:x="1.33cm" svg:y="1.273cm" svg:width="10.261cm" svg:height="6.561cm">
          <chartooo:coordinate-region svg:x="2.481cm" svg:y="1.472cm" svg:width="8.539cm" svg:height="5.715cm"/>
          <chart:axis chart:dimension="x" chart:name="primary-x" chart:style-name="ch5">
            <chart:title svg:x="5.702cm" svg:y="8.013cm" chart:style-name="ch6">
              <text:p>Tempo (s)</text:p>
            </chart:title>
          </chart:axis>
          <chart:axis chart:dimension="y" chart:name="primary-y" chart:style-name="ch5">
            <chart:title svg:x="0.451cm" svg:y="5.325cm" chart:style-name="ch7">
              <text:p>Utilização</text:p>
            </chart:title>
            <chart:grid chart:style-name="ch8" chart:class="major"/>
          </chart:axis>
          <chart:series chart:style-name="ch9" chart:values-cell-range-address="Planilha1.N2:Planilha1.N13" chart:label-cell-address="Planilha1.N1:Planilha1.N1" chart:class="chart:scatter">
            <chart:domain table:cell-range-address="Planilha1.A2:Planilha1.A13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Utilização do Link</text:p>
                <draw:g>
                  <svg:desc>Planilha1.N1:Planilha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1.A2:Planilha1.A13</svg:desc>
                </draw:g>
              </table:table-cell>
              <table:table-cell office:value-type="float" office:value="0">
                <text:p>0</text:p>
                <draw:g>
                  <svg:desc>Planilha1.N2:Planilha1.N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000008768">
                <text:p>0.0000087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000006032">
                <text:p>0.000006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0.00000620266666666667">
                <text:p>0.000006202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0.000006384">
                <text:p>0.000006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0.00000842666666666667">
                <text:p>0.00000842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0.000006544">
                <text:p>0.000006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">
                <text:p>210</text:p>
              </table:table-cell>
              <table:table-cell office:value-type="float" office:value="0.0000248906666666667">
                <text:p>0.000024890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0.00000712533333333333">
                <text:p>0.000007125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0.0000102746666666667">
                <text:p>0.000010274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.00000621333333333333">
                <text:p>0.00000621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">
                <text:p>330</text:p>
              </table:table-cell>
              <table:table-cell office:value-type="float" office:value="0.00000900266666666667">
                <text:p>0.000009002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2cm" svg:height="8.994cm" xlink:href=".." xlink:type="simple" chart:class="chart:scatter" chart:style-name="ch1">
        <chart:title svg:x="5.323cm" svg:y="0.315cm" chart:style-name="ch2">
          <text:p>Datagramas IP Recebidos</text:p>
        </chart:title>
        <chart:legend chart:legend-position="end" svg:x="10.633cm" svg:y="4.198cm" style:legend-expansion="high" chart:style-name="ch3"/>
        <chart:plot-area chart:style-name="ch4" table:cell-range-address="Planilha1.A1:Planilha1.A13 Planilha1.O1:Planilha1.O13" chart:data-source-has-labels="row" svg:x="1.33cm" svg:y="1.273cm" svg:width="8.984cm" svg:height="6.561cm">
          <chartooo:coordinate-region svg:x="1.766cm" svg:y="1.472cm" svg:width="8.083cm" svg:height="5.715cm"/>
          <chart:axis chart:dimension="x" chart:name="primary-x" chart:style-name="ch5">
            <chart:title svg:x="5.064cm" svg:y="8.013cm" chart:style-name="ch6">
              <text:p>Tempo (s)</text:p>
            </chart:title>
          </chart:axis>
          <chart:axis chart:dimension="y" chart:name="primary-y" chart:style-name="ch5">
            <chart:title svg:x="0.451cm" svg:y="5.497cm" chart:style-name="ch7">
              <text:p>Datagramas</text:p>
            </chart:title>
            <chart:grid chart:style-name="ch8" chart:class="major"/>
          </chart:axis>
          <chart:series chart:style-name="ch9" chart:values-cell-range-address="Planilha1.O2:Planilha1.O13" chart:label-cell-address="Planilha1.O1:Planilha1.O1" chart:class="chart:scatter">
            <chart:domain table:cell-range-address="Planilha1.A2:Planilha1.A13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Datagramas IP Recebidos</text:p>
                <draw:g>
                  <svg:desc>Planilha1.O1:Planilha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1.A2:Planilha1.A13</svg:desc>
                </draw:g>
              </table:table-cell>
              <table:table-cell office:value-type="float" office:value="0">
                <text:p>0</text:p>
                <draw:g>
                  <svg:desc>Planilha1.O2:Planilha1.O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">
                <text:p>2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">
                <text:p>33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2cm" svg:height="8.994cm" xlink:href=".." xlink:type="simple" chart:class="chart:scatter" chart:style-name="ch1">
        <chart:title svg:x="5.032cm" svg:y="0.315cm" chart:style-name="ch2">
          <text:p>Datagramas SNMP Enviados</text:p>
        </chart:title>
        <chart:legend chart:legend-position="end" svg:x="10.157cm" svg:y="4.198cm" style:legend-expansion="high" chart:style-name="ch3"/>
        <chart:plot-area chart:style-name="ch4" table:cell-range-address="Planilha1.A1:Planilha1.A13 Planilha1.P1:Planilha1.P13" chart:data-source-has-labels="row" svg:x="1.33cm" svg:y="1.273cm" svg:width="8.508cm" svg:height="6.561cm">
          <chartooo:coordinate-region svg:x="2.057cm" svg:y="1.473cm" svg:width="7.501cm" svg:height="5.714cm"/>
          <chart:axis chart:dimension="x" chart:name="primary-x" chart:style-name="ch5">
            <chart:title svg:x="4.826cm" svg:y="8.013cm" chart:style-name="ch6">
              <text:p>Tempo (s)</text:p>
            </chart:title>
          </chart:axis>
          <chart:axis chart:dimension="y" chart:name="primary-y" chart:style-name="ch5">
            <chart:title svg:x="0.451cm" svg:y="5.497cm" chart:style-name="ch7">
              <text:p>Datagramas</text:p>
            </chart:title>
            <chart:grid chart:style-name="ch8" chart:class="major"/>
          </chart:axis>
          <chart:series chart:style-name="ch9" chart:values-cell-range-address="Planilha1.P2:Planilha1.P13" chart:label-cell-address="Planilha1.P1:Planilha1.P1" chart:class="chart:scatter">
            <chart:domain table:cell-range-address="Planilha1.A2:Planilha1.A13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Datagramas SNMP Enviados</text:p>
                <draw:g>
                  <svg:desc>Planilha1.P1:Planilha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1.A2:Planilha1.A13</svg:desc>
                </draw:g>
              </table:table-cell>
              <table:table-cell office:value-type="float" office:value="0">
                <text:p>0</text:p>
                <draw:g>
                  <svg:desc>Planilha1.P2:Planilha1.P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">
                <text:p>33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